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04cm" draw:marker-end-width="0.204cm" draw:fill-color="#00ffff" draw:textarea-horizontal-align="center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-width="0.204cm" draw:marker-end-width="0.204cm" draw:fill-color="#00ffff" draw:textarea-horizontal-align="left" draw:textarea-vertical-align="top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3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09cm" svg:height="3.057cm" svg:x="13.012cm" svg:y="18.97cm">
          <text:p text:style-name="P1"><text:span text:style-name="T1">Linux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011cm" svg:x="2.454cm" svg:y="8.251cm">
          <text:p text:style-name="P1">Ethernet</text:p>
          <draw:enhanced-geometry svg:viewBox="0 0 21600 21600" draw:glue-points="10800 0 0 10800 10800 21600 21600 10800 ?f40 ?f41" draw:text-areas="0 0 21600 21600" draw:type="rectangular-callout" draw:modifiers="28701.5197568389 34939.9209486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973cm" svg:height="1.325cm" svg:x="12.666cm" svg:y="4.269cm">
          <text:p text:style-name="P1">Master</text:p>
          <text:p text:style-name="P1">Trigger</text:p>
          <draw:enhanced-geometry svg:viewBox="0 0 21600 21600" draw:glue-points="10800 0 0 10800 10800 21600 21600 10800 ?f40 ?f41" draw:text-areas="0 0 21600 21600" draw:type="rectangular-callout" draw:modifiers="-7965.95744680851 8356.56108597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4.434cm" svg:height="4.194cm" svg:x="3.456cm" svg:y="23.694cm">
          <text:p text:style-name="P3">EVTB<text:tab/><text:tab/><text:tab/>Event Builder</text:p>
          <text:p text:style-name="P3">RDO1, RDO2<text:tab/><text:tab/>Readout 1 &amp; 2</text:p>
          <text:p text:style-name="P3"><text:tab/><text:tab/><text:tab/><text:tab/>(CES PowerPC RIO2, RIO3, RIO4)</text:p>
          <text:p text:style-name="P3">TRIG<text:tab/><text:tab/><text:tab/><text:tab/>GSI TRIVA Trigger Module</text:p>
          <text:p text:style-name="P3">ADC<text:tab/>/ TDC / QDC<text:tab/>Mesytec MADC32, MTDC32, MQDC32</text:p>
          <text:p text:style-name="P3"><text:tab/><text:tab/><text:tab/><text:tab/>Caen ADC V785, TDC V775</text:p>
          <text:p text:style-name="P3">SCA<text:tab/><text:tab/><text:tab/><text:tab/>SIS Scaler 382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253cm" svg:height="1.55cm" svg:x="3.874cm" svg:y="1.986cm">
          <text:p text:style-name="P1"><text:span text:style-name="T2">MARaBOU Hardware Configuration</text:span><text:span text:style-name="T2"><text:line-break/></text:span><text:span text:style-name="T2">Dual Bran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364cm" svg:height="0.413cm" svg:x="4.318cm" svg:y="28.025cm">
          <text:p text:style-name="P1"><text:span text:style-name="T3">Last update: R. Lutter, 14-Jan-2015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12.684cm" svg:height="5.715cm" svg:x="7.037cm" svg:y="5.752cm">
            <text:p text:style-name="P1"><text:span text:style-name="T1">VME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524cm" svg:height="3.288cm" svg:x="7.365cm" svg:y="7.595cm">
            <text:p text:style-name="P1">E</text:p>
            <text:p text:style-name="P1">V</text:p>
            <text:p text:style-name="P1">T</text:p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4.484cm" svg:y="7.595cm">
            <text:p text:style-name="P1">T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181cm" svg:y="7.595cm">
            <text:p text:style-name="P1">Q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1.107cm" svg:y="7.595cm">
            <text:p text:style-name="P1">T</text:p>
            <text:p text:style-name="P1">R</text:p>
            <text:p text:style-name="P1">I</text:p>
            <text:p text:style-name="P1">G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7.869cm" svg:y="7.595cm">
            <text:p text:style-name="P1">S</text:p>
            <text:p text:style-name="P1">C</text:p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2.759cm" svg:y="7.595cm">
            <text:p text:style-name="P1">A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18cm" svg:x="9.369cm" svg:y="7.595cm">
            <text:p text:style-name="P1">R</text:p>
            <text:p text:style-name="P1">D</text:p>
            <text:p text:style-name="P1">O</text:p>
            <text:p text:style-name="P1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2.684cm" svg:height="5.715cm" svg:x="7.037cm" svg:y="12.504cm">
            <text:p text:style-name="P1"><text:span text:style-name="T1">VM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524cm" svg:height="3.302cm" svg:x="14.506cm" svg:y="14.282cm">
            <text:p text:style-name="P1">T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139cm" svg:y="14.282cm">
            <text:p text:style-name="P1">Q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1.129cm" svg:y="14.282cm">
            <text:p text:style-name="P1">T</text:p>
            <text:p text:style-name="P1">R</text:p>
            <text:p text:style-name="P1">I</text:p>
            <text:p text:style-name="P1">G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7.827cm" svg:y="14.282cm">
            <text:p text:style-name="P1">S</text:p>
            <text:p text:style-name="P1">C</text:p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2.781cm" svg:y="14.282cm">
            <text:p text:style-name="P1">A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18cm" svg:x="9.391cm" svg:y="14.282cm">
            <text:p text:style-name="P1">R</text:p>
            <text:p text:style-name="P1">D</text:p>
            <text:p text:style-name="P1">O</text:p>
            <text:p text:style-name="P1">2</text:p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11.885cm" svg:y1="7.618cm" svg:x2="11.863cm" svg:y2="4.204cm">
          <text:p/>
        </draw:line>
        <draw:line draw:style-name="gr8" draw:text-style-name="P1" draw:layer="layout" svg:x1="11.949cm" svg:y1="10.925cm" svg:x2="11.949cm" svg:y2="14.317cm">
          <text:p/>
        </draw:line>
        <draw:custom-shape draw:style-name="gr9" draw:text-style-name="P1" draw:layer="layout" svg:width="0.79cm" svg:height="19.183cm" svg:x="4.971cm" svg:y="4.3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1" draw:layer="layout" svg:x1="5.612cm" svg:y1="15.619cm" svg:x2="9.495cm" svg:y2="15.641cm">
          <text:p/>
        </draw:line>
        <draw:line draw:style-name="gr8" draw:text-style-name="P1" draw:layer="layout" svg:x1="5.633cm" svg:y1="9.154cm" svg:x2="7.425cm" svg:y2="9.154cm">
          <text:p/>
        </draw:line>
        <draw:custom-shape draw:style-name="gr2" draw:text-style-name="P1" draw:layer="layout" svg:width="3.884cm" svg:height="0.555cm" svg:x="13.805cm" svg:y="11.672cm">
          <text:p text:style-name="P1">Trigger Bus</text:p>
          <draw:enhanced-geometry svg:viewBox="0 0 21600 21600" draw:glue-points="10800 0 0 10800 10800 21600 21600 10800 ?f40 ?f41" draw:text-areas="0 0 21600 21600" draw:type="rectangular-callout" draw:modifiers="-9963.24324324324 10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5.612cm" svg:y1="10.456cm" svg:x2="9.367cm" svg:y2="10.477cm">
          <text:p/>
        </draw:line>
        <draw:line draw:style-name="gr8" draw:text-style-name="P1" draw:layer="layout" svg:x1="5.633cm" svg:y1="19.268cm" svg:x2="12.973cm" svg:y2="19.2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051cm" draw:shadow-offset-y="0.051cm" draw:shadow-color="#333333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di Lutter</meta:initial-creator>
    <meta:creation-date>2014-12-09T13:05:30.673663601</meta:creation-date>
    <dc:date>2015-01-14T13:35:47.752939674</dc:date>
    <dc:creator>Rudi Lutter</dc:creator>
    <meta:editing-duration>PT52M35S</meta:editing-duration>
    <meta:editing-cycles>11</meta:editing-cycles>
    <meta:generator>LibreOffice/4.2.7.2$Linux_X86_64 LibreOffice_project/420m0$Build-2</meta:generator>
    <meta:document-statistic meta:object-count="31"/>
  </office:meta>
</office:document-meta>
</file>